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co5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4"/>
    <style:style style:name="ce10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0"/>
        <table:table-row table:style-name="ro1">
          <table:table-cell table:style-name="ce4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11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$Planilha2.C$11]" office:value-type="float" office:value="1748" calcext:value-type="float">
            <text:p>1.74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$Planilha2.C$11]" office:value-type="float" office:value="1805" calcext:value-type="float">
            <text:p>1.80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$Planilha2.C$21]" office:value-type="float" office:value="1670.772" calcext:value-type="float">
            <text:p>1.670,77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$Planilha2.C$21]" office:value-type="float" office:value="1580.46" calcext:value-type="float">
            <text:p>1.580,46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$Planilha2.C$11]" office:value-type="float" office:value="1235" calcext:value-type="float">
            <text:p>1.23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$Planilha2.C$11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$Planilha2.C$15]" office:value-type="float" office:value="820.144" calcext:value-type="float">
            <text:p>820,14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$Planilha2.C$7]" office:value-type="float" office:value="1861.8" calcext:value-type="float">
            <text:p>1.861,8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$Planilha2.C$14]" office:value-type="float" office:value="2323" calcext:value-type="float">
            <text:p>2.323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$Planilha2.C$6]" office:value-type="float" office:value="73.72" calcext:value-type="float">
            <text:p>73,7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$Planilha2.C$12]" office:value-type="float" office:value="2117.2" calcext:value-type="float">
            <text:p>2.117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$Planilha2.C$13]" office:value-type="float" office:value="471.2" calcext:value-type="float">
            <text:p>471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$Planilha2.C$7]" office:value-type="float" office:value="1198.4" calcext:value-type="float">
            <text:p>1.198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$Planilha2.C$7]" office:value-type="float" office:value="577.8" calcext:value-type="float">
            <text:p>577,8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$Planilha2.C$21]" office:value-type="float" office:value="1873.974" calcext:value-type="float">
            <text:p>1.873,97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$Planilha2.C$21]" office:value-type="float" office:value="1964.286" calcext:value-type="float">
            <text:p>1.964,29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$Planilha2.C$24]" office:value-type="float" office:value="1318.884" calcext:value-type="float">
            <text:p>1.318,88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$Planilha2.C$11]" office:value-type="float" office:value="2793" calcext:value-type="float">
            <text:p>2.793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$Planilha2.C$11]" office:value-type="float" office:value="2755" calcext:value-type="float">
            <text:p>2.75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$Planilha2.C$13]" office:value-type="float" office:value="2052" calcext:value-type="float">
            <text:p>2.052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$Planilha2.C$5]" office:value-type="float" office:value="2115.53" calcext:value-type="float">
            <text:p>2.115,53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$Planilha2.C$9]" office:value-type="float" office:value="528.9" calcext:value-type="float">
            <text:p>528,9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$Planilha2.C$13]" office:value-type="float" office:value="395.2" calcext:value-type="float">
            <text:p>395,2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$Planilha2.C$15]" office:value-type="float" office:value="1072.496" calcext:value-type="float">
            <text:p>1.072,5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$Planilha2.C$14]" office:value-type="float" office:value="2806" calcext:value-type="float">
            <text:p>2.806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$Planilha2.C$14]" office:value-type="float" office:value="989" calcext:value-type="float">
            <text:p>989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$Planilha2.C$12]" office:value-type="float" office:value="1795.6" calcext:value-type="float">
            <text:p>1.795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$Planilha2.C$12]" office:value-type="float" office:value="1527.6" calcext:value-type="float">
            <text:p>1.527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$Planilha2.C$24]" office:value-type="float" office:value="1749.54" calcext:value-type="float">
            <text:p>1.749,54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$Planilha2.C$12]" office:value-type="float" office:value="1313.2" calcext:value-type="float">
            <text:p>1.313,2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$Planilha2.C$13]" office:value-type="float" office:value="456" calcext:value-type="float">
            <text:p>456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$Planilha2.C$17]" office:value-type="float" office:value="2669.1" calcext:value-type="float">
            <text:p>2.669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$Planilha2.C$9]" office:value-type="float" office:value="578.1" calcext:value-type="float">
            <text:p>578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$Planilha2.C$6]" office:value-type="float" office:value="174.6" calcext:value-type="float">
            <text:p>174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$Planilha2.C$14]" office:value-type="float" office:value="2691" calcext:value-type="float">
            <text:p>2.69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$Planilha2.C$15]" office:value-type="float" office:value="1261.76" calcext:value-type="float">
            <text:p>1.261,7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$Planilha2.C$15]" office:value-type="float" office:value="2255.396" calcext:value-type="float">
            <text:p>2.255,4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$Planilha2.C$7]" office:value-type="float" office:value="1583.6" calcext:value-type="float">
            <text:p>1.583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$Planilha2.C$7]" office:value-type="float" office:value="1819" calcext:value-type="float">
            <text:p>1.819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$Planilha2.C$11]" office:value-type="float" office:value="2071" calcext:value-type="float">
            <text:p>2.07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$Planilha2.C$11]" office:value-type="float" office:value="2090" calcext:value-type="float">
            <text:p>2.090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$Planilha2.C$11]" office:value-type="float" office:value="2337" calcext:value-type="float">
            <text:p>2.337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$Planilha2.C$14]" office:value-type="float" office:value="1840" calcext:value-type="float">
            <text:p>1.840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$Planilha2.C$12]" office:value-type="float" office:value="2706.8" calcext:value-type="float">
            <text:p>2.706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$Planilha2.C$13]" office:value-type="float" office:value="425.6" calcext:value-type="float">
            <text:p>425,6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$Planilha2.C$6]" office:value-type="float" office:value="283.24" calcext:value-type="float">
            <text:p>283,24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$Planilha2.C$15]" office:value-type="float" office:value="883.232" calcext:value-type="float">
            <text:p>883,23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$Planilha2.C$15]" office:value-type="float" office:value="962.092" calcext:value-type="float">
            <text:p>962,09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$Planilha2.C$15]" office:value-type="float" office:value="1119.812" calcext:value-type="float">
            <text:p>1.119,81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$Planilha2.C$7]" office:value-type="float" office:value="1754.8" calcext:value-type="float">
            <text:p>1.754,8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$Planilha2.C$12]" office:value-type="float" office:value="2492.4" calcext:value-type="float">
            <text:p>2.492,4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$Planilha2.C$5]" office:value-type="float" office:value="1307.35" calcext:value-type="float">
            <text:p>1.307,35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$Planilha2.C$7]" office:value-type="float" office:value="1883.2" calcext:value-type="float">
            <text:p>1.883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$Planilha2.C$7]" office:value-type="float" office:value="1134.2" calcext:value-type="float">
            <text:p>1.134,20</text:p>
          </table:table-cell>
        </table:table-row>
        <table:table-row table:style-name="ro1">
          <table:table-cell table:style-name="ce8"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$Planilha2.C$11]" office:value-type="float" office:value="1919" calcext:value-type="float">
            <text:p>1.91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$Planilha2.C$21]" office:value-type="float" office:value="2122.332" calcext:value-type="float">
            <text:p>2.122,3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$Planilha2.C$21]" office:value-type="float" office:value="2144.91" calcext:value-type="float">
            <text:p>2.144,91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$Planilha2.C$6]" office:value-type="float" office:value="368.6" calcext:value-type="float">
            <text:p>368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$Planilha2.C$7]" office:value-type="float" office:value="920.2" calcext:value-type="float">
            <text:p>920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$Planilha2.C$7]" office:value-type="float" office:value="1348.2" calcext:value-type="float">
            <text:p>1.348,2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$Planilha2.C$13]" office:value-type="float" office:value="228" calcext:value-type="float">
            <text:p>228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$Planilha2.C$12]" office:value-type="float" office:value="1688.4" calcext:value-type="float">
            <text:p>1.688,4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$Planilha2.C$15]" office:value-type="float" office:value="899.004" calcext:value-type="float">
            <text:p>899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$Planilha2.C$9]" office:value-type="float" office:value="848.7" calcext:value-type="float">
            <text:p>848,7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$Planilha2.C$15]" office:value-type="float" office:value="1277.532" calcext:value-type="float">
            <text:p>1.277,53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$Planilha2.C$14]" office:value-type="float" office:value="1081" calcext:value-type="float">
            <text:p>1.081,0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$Planilha2.C$6]" office:value-type="float" office:value="279.36" calcext:value-type="float">
            <text:p>279,36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$Planilha2.C$6]" office:value-type="float" office:value="450.08" calcext:value-type="float">
            <text:p>450,08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$Planilha2.C$7]" office:value-type="float" office:value="1241.2" calcext:value-type="float">
            <text:p>1.241,2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$Planilha2.C$12]" office:value-type="float" office:value="3618" calcext:value-type="float">
            <text:p>3.618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$Planilha2.C$14]" office:value-type="float" office:value="2277" calcext:value-type="float">
            <text:p>2.277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$Planilha2.C$17]" office:value-type="float" office:value="1868.37" calcext:value-type="float">
            <text:p>1.868,37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$Planilha2.C$6]" office:value-type="float" office:value="306.52" calcext:value-type="float">
            <text:p>306,52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$Planilha2.C$14]" office:value-type="float" office:value="1909" calcext:value-type="float">
            <text:p>1.909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$Planilha2.C$12]" office:value-type="float" office:value="1474" calcext:value-type="float">
            <text:p>1.474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$Planilha2.C$6]" office:value-type="float" office:value="450.08" calcext:value-type="float">
            <text:p>450,08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$Planilha2.C$6]" office:value-type="float" office:value="620.8" calcext:value-type="float">
            <text:p>620,8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$Planilha2.C$12]" office:value-type="float" office:value="1742" calcext:value-type="float">
            <text:p>1.742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NEW CONF 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$Planilha2.C$24]" office:value-type="float" office:value="1951.41" calcext:value-type="float">
            <text:p>1.951,41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$Planilha2.C$6]" office:value-type="float" office:value="395.76" calcext:value-type="float">
            <text:p>395,76</text:p>
          </table:table-cell>
        </table:table-row>
        <table:table-row table:style-name="ro1">
          <table:table-cell table:style-name="ce8"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$Planilha2.C$6]" office:value-type="float" office:value="399.64" calcext:value-type="float">
            <text:p>399,64</text:p>
          </table:table-cell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table:number-columns-repeated="4"/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table:number-columns-repeated="4"/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table:number-columns-repeated="4"/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table:number-columns-repeated="4"/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table:number-columns-repeated="4"/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table:number-columns-repeated="4"/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table:number-columns-repeated="4"/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table:number-columns-repeated="4"/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table:number-columns-repeated="4"/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table:number-columns-repeated="4"/>
        </table:table-row>
        <table:table-row table:style-name="ro1">
          <table:table-cell table:style-name="ce8" office:value-type="date" office:date-value="2023-12-05" calcext:value-type="date">
            <text:p>05/12/23</text:p>
          </table:table-cell>
          <table:table-cell table:number-columns-repeated="4"/>
        </table:table-row>
        <table:table-row table:style-name="ro1" table:number-rows-repeated="10481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ce13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40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2-05T07:34:24.032000000</dc:date>
    <meta:editing-duration>P4DT7H12M22S</meta:editing-duration>
    <meta:editing-cycles>77</meta:editing-cycles>
    <meta:document-statistic meta:table-count="3" meta:cell-count="2102" meta:object-count="0"/>
  </office:meta>
</office:document-meta>
</file>